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Teletype">README:</text:span></text:p>
      <text:p text:style-name="Preformatted_20_Text"/>
      <text:p text:style-name="Preformatted_20_Text"/>
      <text:p text:style-name="Preformatted_20_Text">Para compilar:</text:p>
      <text:p text:style-name="Preformatted_20_Text"/>
      <text:p text:style-name="Preformatted_20_Text"><text:tab/>Basta realizar o comando make dentro da pasta, logo após, executar colocando como argumento alfabetos.txt e palavras.txt(nesta ordem). As entradas deverão ser digitadas na tela para encontrar as palavras.</text:p>
      <text:p text:style-name="Preformatted_20_Text"/>
      <text:p text:style-name="Preformatted_20_Text">Visão geral:</text:p>
      <text:p text:style-name="Preformatted_20_Text"/>
      <text:p text:style-name="Preformatted_20_Text"><text:span text:style-name="Teletype"><text:tab/>No trabalho foi implementada uma árvore TRIE com certas modificações para se adequar as nossas buscas e inserções das palavras. Uma dessas modificações foi a escolha de colocar nos nós uma chave que irá conter a informação necessária para percorrer os nós na busca. </text:span></text:p>
      <text:p text:style-name="Preformatted_20_Text"><text:span text:style-name="Teletype"/></text:p>
      <text:p text:style-name="Preformatted_20_Text"><text:span text:style-name="Teletype"><text:tab/>Após encontrar o caminho correto para inserir a palavra, é criado um novo nó que irá apontar para o nó que representa o fim da palavra, e nesse nó criado será inserida a palavra, além de inserir o número 1 ao nó anterior confirmando que esse nó possui palavras.</text:span></text:p>
      <text:p text:style-name="Preformatted_20_Text"/>
      <text:p text:style-name="Preformatted_20_Text"><text:span text:style-name="Teletype">Exemplo: <text:s/>T2</text:span></text:p>
      <text:p text:style-name="Preformatted_20_Text"/>
      <text:p text:style-name="Preformatted_20_Text"><text:span text:style-name="Teletype"><text:s text:c="25"/>Raiz</text:span></text:p>
      <text:p text:style-name="Preformatted_20_Text"><text:span text:style-name="Teletype"><text:s text:c="23"/>/ <text:s text:c="5"/>\</text:span></text:p>
      <text:p text:style-name="Preformatted_20_Text"><text:span text:style-name="Teletype"><text:s text:c="21"/>2 <text:s text:c="9"/>3</text:span></text:p>
      <text:p text:style-name="Preformatted_20_Text"><text:span text:style-name="Teletype"><text:s text:c="19"/>/ <text:s text:c="2"/>\ <text:s text:c="5"/>/ <text:s text:c="2"/>\</text:span></text:p>
      <text:p text:style-name="Preformatted_20_Text"><text:span text:style-name="Teletype"><text:s text:c="18"/>2 * <text:s text:c="2"/>3 <text:s text:c="3"/>2 <text:s text:c="4"/>3 <text:s text:c="10"/>(*)-&gt;existe palavra</text:span></text:p>
      <text:p text:style-name="Preformatted_20_Text"><text:span text:style-name="Teletype"><text:s text:c="15"/>/ <text:s/>| <text:s/>\</text:span></text:p>
      <text:p text:style-name="Preformatted_20_Text"><text:span text:style-name="Teletype"><text:s text:c="8"/>Palavra <text:s text:c="2"/>2 <text:s text:c="2"/>3</text:span></text:p>
      <text:p text:style-name="Preformatted_20_Text"/>
      <text:p text:style-name="Preformatted_20_Text"><text:span text:style-name="Teletype"><text:tab/>Para verificar se a palavra existe, apenas é conferido se existe o inteiro 1 no nó, se sim, ele irá buscar por todas as palavras presentes nos nós filhos desse nó.</text:span></text:p>
      <text:p text:style-name="Preformatted_20_Text"/>
      <text:p text:style-name="Preformatted_20_Text"><text:span text:style-name="Teletype"><text:tab/>Para procurar uma palavra a partir da entrada que foi fornecida, do nodo raiz eu vou escolhendo os nodos comparando a entrada com as chaves dos nodos filhos, assim, quando for igual, eu vou para este nodo e comparo as próximas chaves dos nodos filhos com o restante da entrada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Teletype" style:family="text">
      <style:text-properties style:font-name="DejaVu Sans Mono" style:font-name-asian="WenQuanYi Micro Hei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23:12:14</meta:creation-date>
    <dc:date>2012-10-16T23:36:41</dc:date>
    <meta:editing-duration>PT8M55S</meta:editing-duration>
    <meta:editing-cycles>1</meta:editing-cycles>
    <meta:document-statistic meta:table-count="0" meta:image-count="0" meta:object-count="0" meta:page-count="1" meta:paragraph-count="16" meta:word-count="232" meta:character-count="1460" meta:non-whitespace-character-count="1060"/>
    <meta:generator>LibreOffice/3.5$Linux_X86_64 LibreOffice_project/350m1$Build-2</meta:generator>
  </office:meta>
</office:document-meta>
</file>